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2pt" style:font-size-asian="12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style:font-name-complex="Calibri"/>
    </style:style>
    <style:style style:name="P3" style:parent-style-name="ListParagraph" style:list-style-name="LFO1" style:family="paragraph">
      <style:text-properties style:font-name-complex="Calibri"/>
    </style:style>
    <style:style style:name="P4" style:parent-style-name="Normal" style:family="paragraph">
      <style:text-properties style:font-name-complex="Calibri"/>
    </style:style>
    <style:style style:name="P5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P6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P7" style:parent-style-name="Normal" style:family="paragraph">
      <style:paragraph-properties style:text-autospace="none" fo:margin-bottom="0in" fo:line-height="100%"/>
    </style:style>
    <style:style style:name="T8" style:parent-style-name="DefaultParagraphFont" style:family="text">
      <style:text-properties style:font-name-complex="Calibri" fo:font-size="12pt" style:font-size-asian="12pt" style:font-size-complex="12pt"/>
    </style:style>
    <style:style style:name="T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12" style:parent-style-name="Normal" style:family="paragraph">
      <style:paragraph-properties style:text-autospace="none" fo:margin-bottom="0in" fo:line-height="100%"/>
    </style:style>
    <style:style style:name="T1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0" style:parent-style-name="Normal" style:family="paragraph">
      <style:paragraph-properties style:text-autospace="none" fo:margin-bottom="0in" fo:line-height="100%"/>
    </style:style>
    <style:style style:name="T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5" style:parent-style-name="Normal" style:family="paragraph">
      <style:paragraph-properties style:text-autospace="none" fo:margin-bottom="0in" fo:line-height="100%"/>
    </style:style>
    <style:style style:name="T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2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2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2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P33" style:parent-style-name="Normal" style:family="paragraph">
      <style:paragraph-properties fo:text-align="center"/>
      <style:text-properties fo:font-size="12pt" style:font-size-asian="12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layer Death 2D</text:p>
      <text:p text:style-name="P2">In this tutorial we'll create a simple code for <text:s/>the Player Death for 2D. You will learn to code:</text:p>
      <text:list text:style-name="LFO1" text:continue-numbering="true">
        <text:list-item>
          <text:p text:style-name="P3">Player death<text:s/></text:p>
        </text:list-item>
      </text:list>
      <text:p text:style-name="P4">I would assume you know the basics of Unity editor as well we will be tutorial Unity 5/2018.<text:s/></text:p>
      <text:p text:style-name="P5">Created a<text:s/>folder for the <text:s/>code player <text:s/>as well create a new C# Script call it Player set and put inside the Code player folder and attach it to the main character.<text:s/></text:p>
      <text:p text:style-name="P6">Writing down the following code and some of the code will be able in notepad to look at:</text:p>
      <text:p text:style-name="P7"><text:span text:style-name="T8">PlayerDeath:</text:span><text:span text:style-name="T9"><text:s/>using</text:span><text:span text:style-name="T10"><text:s/>UnityEngine;</text:span></text:p>
      <text:p text:style-name="P11"/>
      <text:p text:style-name="P12"><text:span text:style-name="T13">public</text:span><text:span text:style-name="T14"><text:s/></text:span><text:span text:style-name="T15">class</text:span><text:span text:style-name="T16"><text:s/></text:span><text:span text:style-name="T17">PlayerDeath</text:span><text:span text:style-name="T18"><text:s/>: MonoBehaviour {</text:span></text:p>
      <text:p text:style-name="P19"/>
      <text:p text:style-name="P20"><text:span text:style-name="T21"><text:s text:c="4"/></text:span><text:span text:style-name="T22">void</text:span><text:span text:style-name="T23"><text:s/>OnTriggerExit(Collider other)</text:span></text:p>
      <text:p text:style-name="P24"><text:s text:c="4"/>{</text:p>
      <text:p text:style-name="P25"><text:span text:style-name="T26"><text:s text:c="8"/></text:span><text:span text:style-name="T27">// Destroy everything that leaves the trigger</text:span></text:p>
      <text:p text:style-name="P28"><text:s text:c="8"/>Destroy(other.gameObject);</text:p>
      <text:p text:style-name="P29"/>
      <text:p text:style-name="P30"><text:s text:c="4"/>}</text:p>
      <text:p text:style-name="P31">}</text:p>
      <text:p text:style-name="P32"/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van Kakala</meta:initial-creator>
    <dc:creator>Javan Kakala</dc:creator>
    <meta:creation-date>2018-12-11T01:52:00Z</meta:creation-date>
    <dc:date>2018-12-11T01:52:00Z</dc:date>
    <meta:template xlink:href="Normal" xlink:type="simple"/>
    <meta:editing-cycles>2</meta:editing-cycles>
    <meta:editing-duration>PT0S</meta:editing-duration>
    <meta:document-statistic meta:page-count="1" meta:paragraph-count="1" meta:word-count="104" meta:character-count="697" meta:row-count="4" meta:non-whitespace-character-count="594"/>
  </office:meta>
</office:document-meta>
</file>